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1a74" officeooo:paragraph-rsid="00341a74"/>
    </style:style>
    <style:style style:name="P2" style:family="paragraph" style:parent-style-name="Heading_20_3">
      <style:paragraph-properties fo:margin-top="0.25cm" fo:margin-bottom="0.101cm" loext:contextual-spacing="false"/>
    </style:style>
    <style:style style:name="P3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33ba25"/>
    </style:style>
    <style:style style:name="T2" style:family="text">
      <style:text-properties officeooo:rsid="00341a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reakfast At Tiffany’s</text:h>
      <text:p text:style-name="Heading_20_2">(<text:span text:style-name="T1">Deep Blue Something</text:span>)</text:p>
      <text:p text:style-name="Heading_20_3">[INTRO]</text:p>
      <text:p text:style-name="P1">D <text:s text:c="3"/>G A <text:s text:c="3"/>D <text:s text:c="3"/>G A</text:p>
      <text:p text:style-name="Heading_20_3">[VERSE 1]</text:p>
      <text:p text:style-name="Text_20_body"><text:s text:c="7"/>D <text:s text:c="3"/>G <text:s text:c="8"/>A <text:s text:c="9"/>D <text:s text:c="6"/></text:p>
      <text:p text:style-name="Text_20_body">You'll say, we've got nothing in common, </text:p>
      <text:p text:style-name="Text_20_body"><text:s text:c="3"/>G <text:s text:c="5"/>A <text:s text:c="8"/>D</text:p>
      <text:p text:style-name="Text_20_body"><text:span text:style-name="T2">N</text:span>o common ground to start from,</text:p>
      <text:p text:style-name="Text_20_body"><text:s text:c="4"/>G <text:s text:c="7"/>A <text:s text:c="4"/>D <text:s text:c="4"/>G <text:s text:c="6"/>A</text:p>
      <text:p text:style-name="Text_20_body"><text:span text:style-name="T2">A</text:span>nd we're falling apart</text:p>
      <text:p text:style-name="Text_20_body"><text:s text:c="7"/>D <text:s text:c="7"/>G <text:s text:c="8"/>A <text:s text:c="5"/>D <text:s text:c="8"/></text:p>
      <text:p text:style-name="Text_20_body">You'll say, the world has come between us, </text:p>
      <text:p text:style-name="Text_20_body"><text:s text:c="4"/>G <text:s text:c="9"/>A <text:s text:c="5"/>D</text:p>
      <text:p text:style-name="Text_20_body"><text:span text:style-name="T2">O</text:span>ur lives have come between us</text:p>
      <text:p text:style-name="Text_20_body"><text:s text:c="6"/>G <text:s text:c="5"/>A <text:s text:c="13"/>D <text:s text:c="4"/>G <text:s text:c="6"/>A</text:p>
      <text:p text:style-name="Text_20_body"><text:span text:style-name="T2">S</text:span>till I know you just don't care</text:p>
      <text:p text:style-name="Heading_20_3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21"/>A <text:s text:c="14"/>G <text:s text:c="2"/></text:p>
      <text:p text:style-name="Text_20_body">And I said well that's the one thing we've got</text:p>
      <text:p text:style-name="Heading_20_3">[BRIDGE]</text:p>
      <text:p text:style-name="Text_20_body">D <text:s text:c="4"/>G <text:s text:c="6"/>A <text:s text:c="7"/>D <text:s text:c="4"/>G <text:s text:c="6"/>A</text:p>
      <text:p text:style-name="Heading_20_3">[VERSE 2]</text:p>
      <text:p text:style-name="Text_20_body"><text:s text:c="3"/>D <text:s text:c="10"/>G <text:s text:c="4"/>A <text:s text:c="5"/>D <text:s text:c="10"/>G <text:s text:c="9"/>A </text:p>
      <text:p text:style-name="Text_20_body">I see you, the only one who knew me and now your eyes</text:p>
      <text:p text:style-name="Text_20_body"><text:s text:c="4"/>D <text:s text:c="9"/>G <text:s text:c="6"/>A <text:s text:c="5"/>D <text:s text:c="8"/>G <text:s text:c="6"/>A</text:p>
      <text:p text:style-name="Text_20_body">see through me <text:s text:c="6"/>I guess I was wrong</text:p>
      <text:p text:style-name="Text_20_body"><text:soft-page-break/><text:s text:c="3"/>D <text:s text:c="13"/>G <text:s text:c="7"/>A <text:s text:c="8"/>D <text:s text:c="3"/></text:p>
      <text:p text:style-name="Text_20_body">So what now, it's plain to see we're over </text:p>
      <text:p text:style-name="Text_20_body"><text:s text:c="6"/>G <text:s text:c="8"/>A <text:s text:c="10"/>D</text:p>
      <text:p text:style-name="Text_20_body"><text:span text:style-name="T2">A</text:span>nd I hate when things are over </text:p>
      <text:p text:style-name="Text_20_body"><text:s text:c="5"/>G <text:s text:c="9"/>A <text:s text:c="5"/>D <text:s text:c="4"/>G <text:s text:c="6"/>A</text:p>
      <text:p text:style-name="Text_20_body"><text:span text:style-name="T2">W</text:span>hen so much is left undone</text:p>
      <text:p text:style-name="P2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21"/>A <text:s text:c="14"/>G <text:s text:c="2"/></text:p>
      <text:p text:style-name="Text_20_body">And I said well that's the one thing we've got</text:p>
      <text:p text:style-name="P2">[VERSE 3]</text:p>
      <text:p text:style-name="Text_20_body"><text:s text:c="7"/>D <text:s text:c="3"/>G <text:s text:c="8"/>A <text:s text:c="9"/>D <text:s text:c="6"/></text:p>
      <text:p text:style-name="Text_20_body">You'll say, we've got nothing in common, </text:p>
      <text:p text:style-name="Text_20_body"><text:s text:c="3"/>G <text:s text:c="5"/>A <text:s text:c="8"/>D</text:p>
      <text:p text:style-name="Text_20_body"><text:span text:style-name="T2">N</text:span>o common ground to start from</text:p>
      <text:p text:style-name="Text_20_body"><text:s text:c="4"/>G <text:s text:c="7"/>A <text:s text:c="4"/>D <text:s text:c="4"/>G <text:s text:c="6"/>A</text:p>
      <text:p text:style-name="Text_20_body"><text:span text:style-name="T2">A</text:span>nd we're falling apart</text:p>
      <text:p text:style-name="Text_20_body"><text:s text:c="7"/>D <text:s text:c="7"/>G <text:s text:c="8"/>A <text:s text:c="5"/>D <text:s text:c="8"/></text:p>
      <text:p text:style-name="Text_20_body">You'll say, the world has come between us, </text:p>
      <text:p text:style-name="Text_20_body"><text:s text:c="4"/>G <text:s text:c="9"/>A <text:s text:c="5"/>D</text:p>
      <text:p text:style-name="Text_20_body"><text:span text:style-name="T2">O</text:span>ur lives have come between us</text:p>
      <text:p text:style-name="Text_20_body"><text:s text:c="6"/>G <text:s text:c="5"/>A <text:s text:c="13"/>D <text:s text:c="4"/>G <text:s text:c="6"/>A</text:p>
      <text:p text:style-name="Text_20_body">still I know you just don't care</text:p>
      <text:p text:style-name="P2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21"/>A <text:s text:c="14"/>G <text:s text:c="2"/></text:p>
      <text:p text:style-name="Text_20_body">And I said well that's the one thing we've got</text:p>
      <text:p text:style-name="Heading_20_3"><text:soft-page-break/>[BRIDGE]</text:p>
      <text:p text:style-name="Text_20_body">D <text:s text:c="4"/>G <text:s text:c="6"/>A <text:s text:c="7"/>D <text:s text:c="4"/>G <text:s text:c="6"/>A <text:s text:c="2"/></text:p>
      <text:p text:style-name="Text_20_body">D <text:s text:c="4"/>G <text:s text:c="6"/>A <text:s text:c="7"/>D <text:s text:c="4"/>G <text:s text:c="6"/>A</text:p>
      <text:p text:style-name="Heading_20_3">[CHORUS]</text:p>
      <text:p text:style-name="Text_20_body"><text:s text:c="5"/>D <text:s text:c="15"/>A <text:s text:c="11"/>G <text:s text:c="9"/></text:p>
      <text:p text:style-name="Text_20_body">And I said what about Breakfast at Tiffany's, </text:p>
      <text:p text:style-name="Text_20_body"><text:s text:c="4"/>D <text:s text:c="15"/>A <text:s text:c="9"/>G <text:s text:c="6"/></text:p>
      <text:p text:style-name="Text_20_body">She said I think I remember the film and</text:p>
      <text:p text:style-name="Text_20_body"><text:s text:c="3"/>D <text:s text:c="18"/>A <text:s text:c="11"/>G <text:s text:c="8"/></text:p>
      <text:p text:style-name="Text_20_body">As I recall I think we both kind of liked it, </text:p>
      <text:p text:style-name="Text_20_body"><text:s text:c="4"/>D <text:s text:c="21"/>A <text:s text:c="14"/>G <text:s text:c="2"/></text:p>
      <text:p text:style-name="Text_20_body">And I said well that's the one thing we've got</text:p>
      <text:p text:style-name="Heading_20_3">[OUTRO]</text:p>
      <text:p text:style-name="Text_20_body">D <text:s text:c="4"/>G <text:s text:c="6"/>A <text:s text:c="4"/>D <text:s text:c="4"/>G <text:s text:c="6"/>A</text:p>
      <text:p text:style-name="Text_20_body">D <text:s text:c="4"/>G <text:s text:c="6"/>A <text:s text:c="4"/>D <text:s text:c="4"/>G <text:s text:c="6"/>A <text:s text:c="4"/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2M57S</meta:editing-duration>
    <meta:editing-cycles>40</meta:editing-cycles>
    <meta:generator>LibreOffice/5.2.7.2$Linux_X86_64 LibreOffice_project/20m0$Build-2</meta:generator>
    <dc:title>Lyrics + Chords</dc:title>
    <dc:date>2018-07-08T14:12:37.336543701</dc:date>
    <meta:print-date>2017-04-03T12:23:29.985893000</meta:print-date>
    <meta:document-statistic meta:table-count="0" meta:image-count="0" meta:object-count="0" meta:page-count="3" meta:paragraph-count="85" meta:word-count="448" meta:character-count="2987" meta:non-whitespace-character-count="13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